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Dot"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Dot"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429cm"/>
      <style:paragraph-properties style:writing-mode="lr-tb"/>
    </style:style>
    <style:style style:name="gr10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-8% 58%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ans2" fo:font-size="10pt" style:font-name-asian="Liberation Sans2" style:font-size-asian="10pt" style:font-name-complex="Liberation Sans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5cm" svg:height="0.15cm" svg:x="4.019cm" svg:y="1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099cm" svg:y1="1.35cm" svg:x2="6.246cm" svg:y2="5.069cm">
          <text:p/>
        </draw:line>
        <draw:line draw:style-name="gr2" draw:text-style-name="P2" draw:layer="layout" svg:x1="4.246cm" svg:y1="6.219cm" svg:x2="2.099cm" svg:y2="2.5cm">
          <text:p/>
        </draw:line>
        <draw:line draw:style-name="gr3" draw:text-style-name="P4" draw:layer="layout" svg:x1="2.099cm" svg:y1="2.499cm" svg:x2="4.093cm" svg:y2="1.348cm">
          <text:p text:style-name="P3"/>
          <text:p text:style-name="P3"/>
        </draw:line>
        <draw:line draw:style-name="gr3" draw:text-style-name="P4" draw:layer="layout" svg:x1="6.248cm" svg:y1="5.059cm" svg:x2="4.254cm" svg:y2="6.21cm">
          <text:p text:style-name="P3"/>
          <text:p text:style-name="P3"/>
        </draw:line>
        <draw:custom-shape draw:style-name="gr1" draw:text-style-name="P1" draw:layer="layout" svg:width="0.15cm" svg:height="0.15cm" svg:x="2.029cm" svg:y="2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5cm" svg:height="0.15cm" svg:x="4.166cm" svg:y="6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5cm" svg:height="0.15cm" svg:x="6.17cm" svg:y="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5cm" svg:height="0.15cm" svg:x="3.01cm" svg:y="1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832cm" svg:height="0.645cm" svg:x="2.978cm" svg:y="1.695cm">
          <draw:text-box>
            <text:p><text:span text:style-name="T1">p</text:span><text:span text:style-name="T2">c</text:span></text:p>
          </draw:text-box>
        </draw:frame>
        <draw:custom-shape draw:style-name="gr1" draw:text-style-name="P1" draw:layer="layout" svg:width="0.15cm" svg:height="0.15cm" draw:transform="rotate (-0.279252680319092) translate (4.161cm 1.5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221cm" svg:y1="1.654cm" svg:x2="5.26cm" svg:y2="5.821cm">
          <text:p/>
        </draw:line>
        <draw:line draw:style-name="gr5" draw:text-style-name="P2" draw:layer="layout" svg:x1="3.02cm" svg:y1="6.375cm" svg:x2="1.981cm" svg:y2="2.208cm">
          <text:p/>
        </draw:line>
        <draw:line draw:style-name="gr6" draw:text-style-name="P4" draw:layer="layout" svg:x1="1.981cm" svg:y1="2.207cm" svg:x2="4.215cm" svg:y2="1.65cm">
          <text:p text:style-name="P3"/>
          <text:p text:style-name="P3"/>
        </draw:line>
        <draw:line draw:style-name="gr6" draw:text-style-name="P4" draw:layer="layout" svg:x1="5.264cm" svg:y1="5.811cm" svg:x2="3.03cm" svg:y2="6.368cm">
          <text:p text:style-name="P3"/>
          <text:p text:style-name="P3"/>
        </draw:line>
        <draw:frame draw:style-name="gr7" draw:text-style-name="P5" draw:layer="layout" svg:width="0.929cm" svg:height="0.645cm" svg:x="4.218cm" svg:y="1.385cm">
          <draw:text-box>
            <text:p><text:span text:style-name="T1">p’</text:span><text:span text:style-name="T2">0</text:span></text:p>
          </draw:text-box>
        </draw:frame>
        <draw:frame draw:style-name="gr8" draw:text-style-name="P5" draw:layer="layout" svg:width="0.908cm" svg:height="0.645cm" svg:x="1.84cm" svg:y="4.13cm">
          <draw:text-box>
            <text:p><text:span text:style-name="T1">v’</text:span><text:span text:style-name="T2">2</text:span></text:p>
          </draw:text-box>
        </draw:frame>
        <draw:frame draw:style-name="gr8" draw:text-style-name="P5" draw:layer="layout" svg:width="0.908cm" svg:height="0.645cm" svg:x="4.092cm" svg:y="3.67cm">
          <draw:text-box>
            <text:p><text:span text:style-name="T1">v’</text:span><text:span text:style-name="T2">0</text:span></text:p>
          </draw:text-box>
        </draw:frame>
        <draw:frame draw:style-name="gr8" draw:text-style-name="P5" draw:layer="layout" svg:width="0.908cm" svg:height="0.645cm" svg:x="2.197cm" svg:y="1.447cm">
          <draw:text-box>
            <text:p><text:span text:style-name="T1">v’</text:span><text:span text:style-name="T2">3</text:span></text:p>
          </draw:text-box>
        </draw:frame>
        <draw:frame draw:style-name="gr8" draw:text-style-name="P5" draw:layer="layout" svg:width="0.908cm" svg:height="0.645cm" svg:x="3.338cm" svg:y="6.064cm">
          <draw:text-box>
            <text:p><text:span text:style-name="T1">v’</text:span><text:span text:style-name="T2">1</text:span></text:p>
          </draw:text-box>
        </draw:frame>
        <draw:frame draw:style-name="gr7" draw:text-style-name="P5" draw:layer="layout" svg:width="0.929cm" svg:height="0.645cm" svg:x="5.167cm" svg:y="5.604cm">
          <draw:text-box>
            <text:p><text:span text:style-name="T1">p’</text:span><text:span text:style-name="T2">1</text:span></text:p>
          </draw:text-box>
        </draw:frame>
        <draw:custom-shape draw:style-name="gr1" draw:text-style-name="P1" draw:layer="layout" svg:width="0.15cm" svg:height="0.15cm" draw:transform="rotate (-0.279252680319092) translate (1.936cm 2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5cm" svg:height="0.15cm" draw:transform="rotate (-0.279252680319092) translate (2.966cm 6.2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5cm" svg:height="0.15cm" draw:transform="rotate (-0.279252680319092) translate (5.21cm 5.7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929cm" svg:height="0.645cm" svg:x="2.152cm" svg:y="6.497cm">
          <draw:text-box>
            <text:p><text:span text:style-name="T1">p’</text:span><text:span text:style-name="T2">2</text:span></text:p>
          </draw:text-box>
        </draw:frame>
        <draw:frame draw:style-name="gr9" draw:text-style-name="P5" draw:layer="layout" svg:width="0.929cm" svg:height="0.723cm" svg:x="1.543cm" svg:y="1.503cm">
          <draw:text-box>
            <text:p><text:span text:style-name="T1">p’</text:span><text:span text:style-name="T2">3</text:span></text:p>
          </draw:text-box>
        </draw:frame>
        <draw:custom-shape draw:style-name="gr1" draw:text-style-name="P1" draw:layer="layout" svg:width="0.15cm" svg:height="0.15cm" draw:transform="rotate (-0.279252680319092) translate (3.033cm 1.8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" draw:layer="layout" svg:width="0.324cm" svg:height="0.131cm" draw:transform="rotate (-0.0174532925199433) translate (4.5060403264413cm 2.60250681148601cm)" svg:viewBox="0 0 325 132" svg:d="M0 132c209 0 306-119 306-119l19-13">
          <text:p/>
        </draw:path>
        <draw:frame draw:style-name="gr11" draw:text-style-name="P6" draw:layer="layout" svg:width="0.705cm" svg:height="0.645cm" svg:x="4.208cm" svg:y="2.155cm">
          <draw:text-box>
            <text:p><text:span text:style-name="T3">α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10-04T06:48:39.505199789</dc:date>
    <dc:creator>Aurel Wisse</dc:creator>
    <meta:editing-duration>PT1H3M</meta:editing-duration>
    <meta:editing-cycles>14</meta:editing-cycles>
    <meta:generator>LibreOffice/7.3.7.2$Linux_X86_64 LibreOffice_project/30$Build-2</meta:generator>
    <meta:document-statistic meta:object-count="29"/>
  </office:meta>
</office:document-meta>
</file>